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3545" calcext:value-type="float">
            <text:p><text:s text:c="3"/>3,545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3535" calcext:value-type="float">
            <text:p><text:s text:c="3"/>3,535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style-name="ce57" office:value-type="float" office:value="1765" calcext:value-type="float">
            <text:p><text:s text:c="3"/>1,76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469" calcext:value-type="float">
            <text:p><text:s text:c="3"/>46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66" calcext:value-type="float">
            <text:p><text:s text:c="3"/>466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3076" calcext:value-type="float">
            <text:p><text:s text:c="3"/>3,076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3069" calcext:value-type="float">
            <text:p><text:s text:c="3"/>3,069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style-name="ce58" office:value-type="float" office:value="1350" calcext:value-type="float">
            <text:p><text:s text:c="3"/>1,35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style-name="ce59" office:value-type="float" office:value="8378" calcext:value-type="float">
            <text:p><text:s text:c="3"/>8,378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59" office:value-type="float" office:value="8227" calcext:value-type="float">
            <text:p><text:s text:c="3"/>8,227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4" calcext:value-type="float">
            <text:p><text:s text:c="3"/>4,32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style-name="ce60" office:value-type="float" office:value="4012" calcext:value-type="float">
            <text:p><text:s text:c="3"/>4,01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903" calcext:value-type="float">
            <text:p><text:s text:c="3"/>3,903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number-columns-repeated="2" table:style-name="ce59" office:value-type="float" office:value="140" calcext:value-type="float">
            <text:p><text:s text:c="3"/>140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style-name="ce60" office:value-type="float" office:value="3679" calcext:value-type="float">
            <text:p><text:s text:c="3"/>3,67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569" calcext:value-type="float">
            <text:p><text:s text:c="3"/>3,569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217" calcext:value-type="float">
            <text:p><text:s text:c="3"/>4,21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077" calcext:value-type="float">
            <text:p><text:s text:c="3"/>4,077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2.36530880420499" calcext:value-type="float">
            <text:p>2.37</text:p>
          </table:table-cell>
          <table:table-cell table:style-name="ce61" office:value-type="float" office:value="3.20785984848485" calcext:value-type="float">
            <text:p>3.21</text:p>
          </table:table-cell>
          <table:table-cell table:style-name="ce61" office:value-type="float" office:value="-16.969696969697" calcext:value-type="float">
            <text:p>–16.97</text:p>
          </table:table-cell>
          <table:table-cell table:style-name="ce61" office:value-type="float" office:value="-17.6470588235294" calcext:value-type="float">
            <text:p>–17.65</text:p>
          </table:table-cell>
          <table:table-cell table:style-name="ce61" office:value-type="float" office:value="-8.33333333333333" calcext:value-type="float">
            <text:p>–8.33</text:p>
          </table:table-cell>
          <table:table-cell table:style-name="ce61" office:value-type="float" office:value="0.282485875706215" calcext:value-type="float">
            <text:p>0.28</text:p>
          </table:table-cell>
          <table:table-cell table:style-name="ce61" office:value-type="float" office:value="2.60223048327138" calcext:value-type="float">
            <text:p>2.60</text:p>
          </table:table-cell>
          <table:table-cell table:style-name="ce61" office:value-type="float" office:value="-7.05882352941176" calcext:value-type="float">
            <text:p>–7.06</text:p>
          </table:table-cell>
          <table:table-cell table:style-name="ce61" office:value-type="float" office:value="1.73410404624277" calcext:value-type="float">
            <text:p>1.73</text:p>
          </table:table-cell>
          <table:table-cell table:style-name="ce61" office:value-type="float" office:value="2.52494889984369" calcext:value-type="float">
            <text:p>2.52</text:p>
          </table:table-cell>
          <table:table-cell table:style-name="ce61" office:value-type="float" office:value="-16.4634146341463" calcext:value-type="float">
            <text:p>–16.46</text:p>
          </table:table-cell>
          <table:table-cell table:style-name="ce61" office:value-type="float" office:value="-17.6470588235294" calcext:value-type="float">
            <text:p>–17.65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.25563909774436" calcext:value-type="float">
            <text:p>2.26</text:p>
          </table:table-cell>
          <table:table-cell table:style-name="ce61" office:value-type="float" office:value="-7.05882352941176" calcext:value-type="float">
            <text:p>–7.06</text:p>
          </table:table-cell>
          <table:table-cell table:style-name="ce61" office:value-type="float" office:value="44.1176470588235" calcext:value-type="float">
            <text:p>44.12</text:p>
          </table:table-cell>
          <table:table-cell table:style-name="ce61" office:value-type="float" office:value="46.5648854961832" calcext:value-type="float">
            <text:p>46.56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2" table:style-name="ce61" office:value-type="float" office:value="33.3333333333333" calcext:value-type="float">
            <text:p>33.33</text:p>
          </table:table-cell>
          <table:table-cell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2.11827007943513" calcext:value-type="float">
            <text:p>2.12</text:p>
          </table:table-cell>
          <table:table-cell table:style-name="ce62" office:value-type="float" office:value="2.10932184168746" calcext:value-type="float">
            <text:p>2.11</text:p>
          </table:table-cell>
          <table:table-cell table:style-name="ce62" office:value-type="float" office:value="-9.09090909090909" calcext:value-type="float">
            <text:p>–9.09</text:p>
          </table:table-cell>
          <table:table-cell table:style-name="ce62" office:value-type="float" office:value="27.2727272727273" calcext:value-type="float">
            <text:p>27.27</text:p>
          </table:table-cell>
          <table:table-cell table:style-name="ce62" office:value-type="float" office:value="-81.8181818181818" calcext:value-type="float">
            <text:p>–81.82</text:p>
          </table:table-cell>
          <table:table-cell table:style-name="ce62" office:value-type="float" office:value="6.66666666666667" calcext:value-type="float">
            <text:p>6.67</text:p>
          </table:table-cell>
          <table:table-cell table:style-name="ce62" office:value-type="float" office:value="36.3636363636364" calcext:value-type="float">
            <text:p>36.36</text:p>
          </table:table-cell>
          <table:table-cell table:style-name="ce62" office:value-type="float" office:value="-2.94117647058824" calcext:value-type="float">
            <text:p>–2.94</text:p>
          </table:table-cell>
          <table:table-cell table:style-name="ce62" office:value-type="float" office:value="1.73410404624277" calcext:value-type="float">
            <text:p>1.73</text:p>
          </table:table-cell>
          <table:table-cell table:style-name="ce62" office:value-type="float" office:value="1.69104204753199" calcext:value-type="float">
            <text:p>1.69</text:p>
          </table:table-cell>
          <table:table-cell table:style-name="ce62" office:value-type="float" office:value="-6.25" calcext:value-type="float">
            <text:p>–6.25</text:p>
          </table:table-cell>
          <table:table-cell table:style-name="ce62" office:value-type="float" office:value="27.2727272727273" calcext:value-type="float">
            <text:p>27.27</text:p>
          </table:table-cell>
          <table:table-cell table:style-name="ce62" office:value-type="float" office:value="-80" calcext:value-type="float">
            <text:p>–80.00</text:p>
          </table:table-cell>
          <table:table-cell table:style-name="ce62" office:value-type="float" office:value="6.66666666666667" calcext:value-type="float">
            <text:p>6.67</text:p>
          </table:table-cell>
          <table:table-cell table:style-name="ce62" office:value-type="float" office:value="36.3636363636364" calcext:value-type="float">
            <text:p>36.36</text:p>
          </table:table-cell>
          <table:table-cell table:style-name="ce62" office:value-type="float" office:value="-2.94117647058824" calcext:value-type="float">
            <text:p>–2.94</text:p>
          </table:table-cell>
          <table:table-cell table:style-name="ce62" office:value-type="float" office:value="52.9411764705882" calcext:value-type="float">
            <text:p>52.94</text:p>
          </table:table-cell>
          <table:table-cell table:style-name="ce62" office:value-type="float" office:value="57.5757575757576" calcext:value-type="float">
            <text:p>57.58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2.60869565217391" calcext:value-type="float">
            <text:p>2.61</text:p>
          </table:table-cell>
          <table:table-cell table:style-name="ce63" office:value-type="float" office:value="4.40703144342659" calcext:value-type="float">
            <text:p>4.41</text:p>
          </table:table-cell>
          <table:table-cell table:style-name="ce63" office:value-type="float" office:value="-17.8451178451178" calcext:value-type="float">
            <text:p>–17.85</text:p>
          </table:table-cell>
          <table:table-cell table:style-name="ce63" office:value-type="float" office:value="-21.1267605633803" calcext:value-type="float">
            <text:p>–21.13</text:p>
          </table:table-cell>
          <table:table-cell table:style-name="ce63" office:value-type="float" office:value="53.8461538461539" calcext:value-type="float">
            <text:p>53.85</text:p>
          </table:table-cell>
          <table:table-cell table:style-name="ce63" office:value-type="float" office:value="-1.89393939393939" calcext:value-type="float">
            <text:p>–1.89</text:p>
          </table:table-cell>
          <table:table-cell table:style-name="ce63" office:value-type="float" office:value="-0.404858299595142" calcext:value-type="float">
            <text:p>–0.40</text:p>
          </table:table-cell>
          <table:table-cell table:style-name="ce63" office:value-type="float" office:value="-23.5294117647059" calcext:value-type="float">
            <text:p>–23.53</text:p>
          </table:table-cell>
          <table:table-cell table:style-name="ce63" office:value-type="float" office:value="1.73410404624277" calcext:value-type="float">
            <text:p>1.73</text:p>
          </table:table-cell>
          <table:table-cell table:style-name="ce63" office:value-type="float" office:value="3.45090078660239" calcext:value-type="float">
            <text:p>3.45</text:p>
          </table:table-cell>
          <table:table-cell table:style-name="ce63" office:value-type="float" office:value="-17.5675675675676" calcext:value-type="float">
            <text:p>–17.57</text:p>
          </table:table-cell>
          <table:table-cell table:style-name="ce63" office:value-type="float" office:value="-21.1267605633803" calcext:value-type="float">
            <text:p>–21.13</text:p>
          </table:table-cell>
          <table:table-cell table:style-name="ce63" office:value-type="float" office:value="66.6666666666667" calcext:value-type="float">
            <text:p>66.67</text:p>
          </table:table-cell>
          <table:table-cell table:style-name="ce63" office:value-type="float" office:value="-2.29885057471264" calcext:value-type="float">
            <text:p>–2.30</text:p>
          </table:table-cell>
          <table:table-cell table:style-name="ce63" office:value-type="float" office:value="-0.819672131147541" calcext:value-type="float">
            <text:p>–0.82</text:p>
          </table:table-cell>
          <table:table-cell table:style-name="ce63" office:value-type="float" office:value="-23.5294117647059" calcext:value-type="float">
            <text:p>–23.53</text:p>
          </table:table-cell>
          <table:table-cell table:style-name="ce63" office:value-type="float" office:value="41.1764705882353" calcext:value-type="float">
            <text:p>41.18</text:p>
          </table:table-cell>
          <table:table-cell table:style-name="ce63" office:value-type="float" office:value="42.8571428571429" calcext:value-type="float">
            <text:p>42.86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2" table:style-name="ce63" office:value-type="float" office:value="33.3333333333333" calcext:value-type="float">
            <text:p>33.33</text:p>
          </table:table-cell>
          <table:table-cell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14.9532710280374" calcext:value-type="float">
            <text:p>14.95</text:p>
          </table:table-cell>
          <table:table-cell table:style-name="ce64" office:value-type="float" office:value="14.5879879090551" calcext:value-type="float">
            <text:p>14.59</text:p>
          </table:table-cell>
          <table:table-cell table:style-name="ce64" office:value-type="float" office:value="10.0401606425703" calcext:value-type="float">
            <text:p>10.04</text:p>
          </table:table-cell>
          <table:table-cell table:style-name="ce64" office:value-type="float" office:value="9.56521739130435" calcext:value-type="float">
            <text:p>9.57</text:p>
          </table:table-cell>
          <table:table-cell table:style-name="ce64" office:value-type="float" office:value="15.7894736842105" calcext:value-type="float">
            <text:p>15.79</text:p>
          </table:table-cell>
          <table:table-cell table:style-name="ce64" office:value-type="float" office:value="29.5620437956204" calcext:value-type="float">
            <text:p>29.56</text:p>
          </table:table-cell>
          <table:table-cell table:style-name="ce64" office:value-type="float" office:value="27.1889400921659" calcext:value-type="float">
            <text:p>27.19</text:p>
          </table:table-cell>
          <table:table-cell table:style-name="ce64" office:value-type="float" office:value="38.5964912280702" calcext:value-type="float">
            <text:p>38.60</text:p>
          </table:table-cell>
          <table:table-cell table:style-name="ce64" office:value-type="float" office:value="14.5145145145145" calcext:value-type="float">
            <text:p>14.51</text:p>
          </table:table-cell>
          <table:table-cell table:style-name="ce64" office:value-type="float" office:value="14.1652162270719" calcext:value-type="float">
            <text:p>14.17</text:p>
          </table:table-cell>
          <table:table-cell table:style-name="ce64" office:value-type="float" office:value="10.0401606425703" calcext:value-type="float">
            <text:p>10.04</text:p>
          </table:table-cell>
          <table:table-cell table:style-name="ce64" office:value-type="float" office:value="9.56521739130435" calcext:value-type="float">
            <text:p>9.57</text:p>
          </table:table-cell>
          <table:table-cell table:style-name="ce64" office:value-type="float" office:value="15.7894736842105" calcext:value-type="float">
            <text:p>15.79</text:p>
          </table:table-cell>
          <table:table-cell table:style-name="ce64" office:value-type="float" office:value="28.1021897810219" calcext:value-type="float">
            <text:p>28.10</text:p>
          </table:table-cell>
          <table:table-cell table:style-name="ce64" office:value-type="float" office:value="25.3456221198157" calcext:value-type="float">
            <text:p>25.35</text:p>
          </table:table-cell>
          <table:table-cell table:style-name="ce64" office:value-type="float" office:value="38.5964912280702" calcext:value-type="float">
            <text:p>38.60</text:p>
          </table:table-cell>
          <table:table-cell table:style-name="ce64" office:value-type="float" office:value="40" calcext:value-type="float">
            <text:p>40.00</text:p>
          </table:table-cell>
          <table:table-cell table:style-name="ce64" office:value-type="float" office:value="37.1428571428571" calcext:value-type="float">
            <text:p>37.14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14.9528067560854" calcext:value-type="float">
            <text:p>14.95</text:p>
          </table:table-cell>
          <table:table-cell table:style-name="ce62" office:value-type="float" office:value="14.5547073791349" calcext:value-type="float">
            <text:p>14.55</text:p>
          </table:table-cell>
          <table:table-cell table:style-name="ce62" office:value-type="float" office:value="-3.2258064516129" calcext:value-type="float">
            <text:p>–3.23</text:p>
          </table:table-cell>
          <table:table-cell table:style-name="ce62" office:value-type="float" office:value="27.2727272727273" calcext:value-type="float">
            <text:p>27.27</text:p>
          </table:table-cell>
          <table:table-cell table:style-name="ce62" office:value-type="float" office:value="-77.7777777777778" calcext:value-type="float">
            <text:p>–77.78</text:p>
          </table:table-cell>
          <table:table-cell table:style-name="ce62" office:value-type="float" office:value="47.6923076923077" calcext:value-type="float">
            <text:p>47.69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60.9756097560976" calcext:value-type="float">
            <text:p>60.98</text:p>
          </table:table-cell>
          <table:table-cell table:style-name="ce62" office:value-type="float" office:value="14.5145145145145" calcext:value-type="float">
            <text:p>14.51</text:p>
          </table:table-cell>
          <table:table-cell table:style-name="ce62" office:value-type="float" office:value="14.1025641025641" calcext:value-type="float">
            <text:p>14.10</text:p>
          </table:table-cell>
          <table:table-cell table:style-name="ce62" office:value-type="float" office:value="-3.2258064516129" calcext:value-type="float">
            <text:p>–3.23</text:p>
          </table:table-cell>
          <table:table-cell table:style-name="ce62" office:value-type="float" office:value="27.2727272727273" calcext:value-type="float">
            <text:p>27.27</text:p>
          </table:table-cell>
          <table:table-cell table:style-name="ce62" office:value-type="float" office:value="-77.7777777777778" calcext:value-type="float">
            <text:p>–77.78</text:p>
          </table:table-cell>
          <table:table-cell table:style-name="ce62" office:value-type="float" office:value="47.6923076923077" calcext:value-type="float">
            <text:p>47.69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60.9756097560976" calcext:value-type="float">
            <text:p>60.98</text:p>
          </table:table-cell>
          <table:table-cell table:number-columns-repeated="2" table:style-name="ce62" office:value-type="float" office:value="73.3333333333333" calcext:value-type="float">
            <text:p>73.3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14.9537262542621" calcext:value-type="float">
            <text:p>14.95</text:p>
          </table:table-cell>
          <table:table-cell table:style-name="ce63" office:value-type="float" office:value="14.6235390051644" calcext:value-type="float">
            <text:p>14.62</text:p>
          </table:table-cell>
          <table:table-cell table:style-name="ce63" office:value-type="float" office:value="11.9266055045872" calcext:value-type="float">
            <text:p>11.93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23.9234449760766" calcext:value-type="float">
            <text:p>23.92</text:p>
          </table:table-cell>
          <table:table-cell table:style-name="ce63" office:value-type="float" office:value="27.4611398963731" calcext:value-type="float">
            <text:p>27.46</text:p>
          </table:table-cell>
          <table:table-cell table:style-name="ce63" office:value-type="float" office:value="-18.75" calcext:value-type="float">
            <text:p>–18.75</text:p>
          </table:table-cell>
          <table:table-cell table:style-name="ce63" office:value-type="float" office:value="14.5145145145145" calcext:value-type="float">
            <text:p>14.51</text:p>
          </table:table-cell>
          <table:table-cell table:style-name="ce63" office:value-type="float" office:value="14.2336789016531" calcext:value-type="float">
            <text:p>14.23</text:p>
          </table:table-cell>
          <table:table-cell table:style-name="ce63" office:value-type="float" office:value="11.9266055045872" calcext:value-type="float">
            <text:p>11.93</text:p>
          </table:table-cell>
          <table:table-cell table:style-name="ce63" office:value-type="float" office:value="7.69230769230769" calcext:value-type="float">
            <text:p>7.69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22.0095693779904" calcext:value-type="float">
            <text:p>22.01</text:p>
          </table:table-cell>
          <table:table-cell table:style-name="ce63" office:value-type="float" office:value="25.3886010362694" calcext:value-type="float">
            <text:p>25.39</text:p>
          </table:table-cell>
          <table:table-cell table:style-name="ce63" office:value-type="float" office:value="-18.75" calcext:value-type="float">
            <text:p>–18.75</text:p>
          </table:table-cell>
          <table:table-cell table:style-name="ce63" office:value-type="float" office:value="30.9090909090909" calcext:value-type="float">
            <text:p>30.91</text:p>
          </table:table-cell>
          <table:table-cell table:style-name="ce63" office:value-type="float" office:value="27.2727272727273" calcext:value-type="float">
            <text:p>27.27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12月份" calcext:value-type="string">
              <text:p><text:s/>中華民國114年1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348" calcext:value-type="float">
            <text:p><text:s text:c="3"/>9,348</text:p>
          </table:table-cell>
          <table:table-cell table:style-name="ce54" office:value-type="float" office:value="8719" calcext:value-type="float">
            <text:p><text:s text:c="3"/>8,719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55" calcext:value-type="float">
            <text:p><text:s text:c="3"/>35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152" calcext:value-type="float">
            <text:p><text:s text:c="3"/>9,152</text:p>
          </table:table-cell>
          <table:table-cell table:style-name="ce54" office:value-type="float" office:value="8527" calcext:value-type="float">
            <text:p><text:s text:c="3"/>8,527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52" calcext:value-type="float">
            <text:p><text:s text:c="3"/>252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196" calcext:value-type="float">
            <text:p><text:s text:c="3"/>196</text:p>
          </table:table-cell>
          <table:table-cell table:style-name="ce54" office:value-type="float" office:value="192" calcext:value-type="float">
            <text:p><text:s text:c="3"/>19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628" calcext:value-type="float">
            <text:p><text:s text:c="3"/>4,628</text:p>
          </table:table-cell>
          <table:table-cell table:style-name="ce51" office:value-type="float" office:value="4502" calcext:value-type="float">
            <text:p><text:s text:c="3"/>4,502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4576" calcext:value-type="float">
            <text:p><text:s text:c="3"/>4,576</text:p>
          </table:table-cell>
          <table:table-cell table:style-name="ce51" office:value-type="float" office:value="4450" calcext:value-type="float">
            <text:p><text:s text:c="3"/>4,45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number-columns-repeated="2" table:style-name="ce51" office:value-type="float" office:value="52" calcext:value-type="float">
            <text:p><text:s text:c="3"/>5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20" calcext:value-type="float">
            <text:p><text:s text:c="3"/>4,720</text:p>
          </table:table-cell>
          <table:table-cell table:style-name="ce52" office:value-type="float" office:value="4217" calcext:value-type="float">
            <text:p><text:s text:c="3"/>4,217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4576" calcext:value-type="float">
            <text:p><text:s text:c="3"/>4,576</text:p>
          </table:table-cell>
          <table:table-cell table:style-name="ce52" office:value-type="float" office:value="4077" calcext:value-type="float">
            <text:p><text:s text:c="3"/>4,077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44" calcext:value-type="float">
            <text:p><text:s text:c="3"/>144</text:p>
          </table:table-cell>
          <table:table-cell table:style-name="ce52" office:value-type="float" office:value="140" calcext:value-type="float">
            <text:p><text:s text:c="3"/>140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38" calcext:value-type="float">
            <text:p><text:s text:c="3"/>1,638</text:p>
          </table:table-cell>
          <table:table-cell table:style-name="ce54" office:value-type="float" office:value="1525" calcext:value-type="float">
            <text:p><text:s text:c="3"/>1,525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10" calcext:value-type="float">
            <text:p><text:s text:c="3"/>1,610</text:p>
          </table:table-cell>
          <table:table-cell table:style-name="ce54" office:value-type="float" office:value="1498" calcext:value-type="float">
            <text:p><text:s text:c="3"/>1,49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11" calcext:value-type="float">
            <text:p><text:s text:c="3"/>811</text:p>
          </table:table-cell>
          <table:table-cell table:style-name="ce51" office:value-type="float" office:value="786" calcext:value-type="float">
            <text:p><text:s text:c="3"/>78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05" calcext:value-type="float">
            <text:p><text:s text:c="3"/>805</text:p>
          </table:table-cell>
          <table:table-cell table:style-name="ce51" office:value-type="float" office:value="780" calcext:value-type="float">
            <text:p><text:s text:c="3"/>78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27" calcext:value-type="float">
            <text:p><text:s text:c="3"/>827</text:p>
          </table:table-cell>
          <table:table-cell table:style-name="ce52" office:value-type="float" office:value="739" calcext:value-type="float">
            <text:p><text:s text:c="3"/>739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05" calcext:value-type="float">
            <text:p><text:s text:c="3"/>805</text:p>
          </table:table-cell>
          <table:table-cell table:style-name="ce52" office:value-type="float" office:value="718" calcext:value-type="float">
            <text:p><text:s text:c="3"/>718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910" calcext:value-type="float">
            <text:p><text:s text:c="3"/>910</text:p>
          </table:table-cell>
          <table:table-cell table:style-name="ce54" office:value-type="float" office:value="836" calcext:value-type="float">
            <text:p><text:s text:c="3"/>836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882" calcext:value-type="float">
            <text:p><text:s text:c="3"/>882</text:p>
          </table:table-cell>
          <table:table-cell table:style-name="ce54" office:value-type="float" office:value="808" calcext:value-type="float">
            <text:p><text:s text:c="3"/>808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417" calcext:value-type="float">
            <text:p><text:s text:c="3"/>4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441" calcext:value-type="float">
            <text:p><text:s text:c="3"/>441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3" calcext:value-type="float">
            <text:p><text:s text:c="3"/>463</text:p>
          </table:table-cell>
          <table:table-cell table:style-name="ce52" office:value-type="float" office:value="419" calcext:value-type="float">
            <text:p><text:s text:c="3"/>41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41" calcext:value-type="float">
            <text:p><text:s text:c="3"/>441</text:p>
          </table:table-cell>
          <table:table-cell table:style-name="ce52" office:value-type="float" office:value="397" calcext:value-type="float">
            <text:p><text:s text:c="3"/>39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84" calcext:value-type="float">
            <text:p><text:s text:c="3"/>984</text:p>
          </table:table-cell>
          <table:table-cell table:style-name="ce54" office:value-type="float" office:value="907" calcext:value-type="float">
            <text:p><text:s text:c="3"/>90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56" calcext:value-type="float">
            <text:p><text:s text:c="3"/>956</text:p>
          </table:table-cell>
          <table:table-cell table:style-name="ce54" office:value-type="float" office:value="881" calcext:value-type="float">
            <text:p><text:s text:c="3"/>88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471" calcext:value-type="float">
            <text:p><text:s text:c="3"/>471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98" calcext:value-type="float">
            <text:p><text:s text:c="3"/>498</text:p>
          </table:table-cell>
          <table:table-cell table:style-name="ce52" office:value-type="float" office:value="436" calcext:value-type="float">
            <text:p><text:s text:c="3"/>436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6" calcext:value-type="float">
            <text:p><text:s text:c="3"/>3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78" calcext:value-type="float">
            <text:p><text:s text:c="3"/>478</text:p>
          </table:table-cell>
          <table:table-cell table:style-name="ce52" office:value-type="float" office:value="418" calcext:value-type="float">
            <text:p><text:s text:c="3"/>41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54" calcext:value-type="float">
            <text:p><text:s text:c="3"/>1,254</text:p>
          </table:table-cell>
          <table:table-cell table:style-name="ce54" office:value-type="float" office:value="1185" calcext:value-type="float">
            <text:p><text:s text:c="3"/>1,18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238" calcext:value-type="float">
            <text:p><text:s text:c="3"/>1,238</text:p>
          </table:table-cell>
          <table:table-cell table:style-name="ce54" office:value-type="float" office:value="1169" calcext:value-type="float">
            <text:p><text:s text:c="3"/>1,16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25" calcext:value-type="float">
            <text:p><text:s text:c="3"/>625</text:p>
          </table:table-cell>
          <table:table-cell table:style-name="ce51" office:value-type="float" office:value="614" calcext:value-type="float">
            <text:p><text:s text:c="3"/>614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29" calcext:value-type="float">
            <text:p><text:s text:c="3"/>629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9" calcext:value-type="float">
            <text:p><text:s text:c="3"/>619</text:p>
          </table:table-cell>
          <table:table-cell table:style-name="ce52" office:value-type="float" office:value="561" calcext:value-type="float">
            <text:p><text:s text:c="3"/>56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0" calcext:value-type="float">
            <text:p><text:s text:c="3"/>680</text:p>
          </table:table-cell>
          <table:table-cell table:style-name="ce54" office:value-type="float" office:value="633" calcext:value-type="float">
            <text:p><text:s text:c="3"/>63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68" calcext:value-type="float">
            <text:p><text:s text:c="3"/>668</text:p>
          </table:table-cell>
          <table:table-cell table:style-name="ce54" office:value-type="float" office:value="621" calcext:value-type="float">
            <text:p><text:s text:c="3"/>62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308" calcext:value-type="float">
            <text:p><text:s text:c="3"/>30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50" calcext:value-type="float">
            <text:p><text:s text:c="3"/>1,150</text:p>
          </table:table-cell>
          <table:table-cell table:style-name="ce54" office:value-type="float" office:value="1090" calcext:value-type="float">
            <text:p><text:s text:c="3"/>1,09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122" calcext:value-type="float">
            <text:p><text:s text:c="3"/>1,122</text:p>
          </table:table-cell>
          <table:table-cell table:style-name="ce54" office:value-type="float" office:value="1062" calcext:value-type="float">
            <text:p><text:s text:c="3"/>1,062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81" calcext:value-type="float">
            <text:p><text:s text:c="3"/>581</text:p>
          </table:table-cell>
          <table:table-cell table:style-name="ce52" office:value-type="float" office:value="532" calcext:value-type="float">
            <text:p><text:s text:c="3"/>5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1" calcext:value-type="float">
            <text:p><text:s text:c="3"/>561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90" calcext:value-type="float">
            <text:p><text:s text:c="3"/>2,690</text:p>
          </table:table-cell>
          <table:table-cell table:style-name="ce54" office:value-type="float" office:value="2507" calcext:value-type="float">
            <text:p><text:s text:c="3"/>2,507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634" calcext:value-type="float">
            <text:p><text:s text:c="3"/>2,634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317" calcext:value-type="float">
            <text:p><text:s text:c="3"/>1,317</text:p>
          </table:table-cell>
          <table:table-cell table:style-name="ce51" office:value-type="float" office:value="1292" calcext:value-type="float">
            <text:p><text:s text:c="3"/>1,292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55" calcext:value-type="float">
            <text:p><text:s text:c="3"/>1,355</text:p>
          </table:table-cell>
          <table:table-cell table:style-name="ce52" office:value-type="float" office:value="1197" calcext:value-type="float">
            <text:p><text:s text:c="3"/>1,197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317" calcext:value-type="float">
            <text:p><text:s text:c="3"/>1,317</text:p>
          </table:table-cell>
          <table:table-cell table:style-name="ce52" office:value-type="float" office:value="1160" calcext:value-type="float">
            <text:p><text:s text:c="3"/>1,160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1" calcext:value-type="float">
            <text:p><text:s text:c="3"/>101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257" calcext:value-type="float">
            <text:p><text:s text:c="3"/>257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255" calcext:value-type="float">
            <text:p><text:s text:c="3"/>255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6" calcext:value-type="float">
            <text:p><text:s text:c="3"/>136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style-name="ce103" office:value-type="float" office:value="345" calcext:value-type="float">
            <text:p><text:s text:c="3"/>34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64" calcext:value-type="float">
            <text:p><text:s text:c="3"/>364</text:p>
          </table:table-cell>
          <table:table-cell table:style-name="ce103" office:value-type="float" office:value="340" calcext:value-type="float">
            <text:p><text:s text:c="3"/>34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8" calcext:value-type="float">
            <text:p><text:s text:c="3"/>188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66" calcext:value-type="float">
            <text:p><text:s text:c="3"/>266</text:p>
          </table:table-cell>
          <table:table-cell table:style-name="ce138" office:value-type="float" office:value="236" calcext:value-type="float">
            <text:p><text:s text:c="3"/>23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03" office:value-type="float" office:value="328" calcext:value-type="float">
            <text:p><text:s text:c="3"/>328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3" office:value-type="float" office:value="318" calcext:value-type="float">
            <text:p><text:s text:c="3"/>318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7" calcext:value-type="float">
            <text:p><text:s text:c="3"/>177</text:p>
          </table:table-cell>
          <table:table-cell table:style-name="ce104" office:value-type="float" office:value="155" calcext:value-type="float">
            <text:p><text:s text:c="3"/>155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1" calcext:value-type="float">
            <text:p><text:s text:c="3"/>171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8" calcext:value-type="float">
            <text:p><text:s text:c="3"/>4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4" calcext:value-type="float">
            <text:p><text:s text:c="3"/>4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4" calcext:value-type="float">
            <text:p><text:s text:c="3"/>24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2" calcext:value-type="float">
            <text:p><text:s text:c="3"/>22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7" calcext:value-type="float">
            <text:p><text:s text:c="3"/>6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7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7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1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4202" calcext:value-type="float">
            <text:p><text:s text:c="3"/>104,202</text:p>
          </table:table-cell>
          <table:table-cell table:style-name="ce57" office:value-type="float" office:value="96653" calcext:value-type="float">
            <text:p><text:s text:c="3"/>96,653</text:p>
          </table:table-cell>
          <table:table-cell table:style-name="ce57" office:value-type="float" office:value="96641" calcext:value-type="float">
            <text:p><text:s text:c="3"/>96,641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8" calcext:value-type="float">
            <text:p><text:s text:c="3"/>3,228</text:p>
          </table:table-cell>
          <table:table-cell table:style-name="ce57" office:value-type="float" office:value="1629" calcext:value-type="float">
            <text:p><text:s text:c="3"/>1,629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156" calcext:value-type="float">
            <text:p><text:s text:c="3"/>156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2060" calcext:value-type="float">
            <text:p><text:s text:c="3"/>2,060</text:p>
          </table:table-cell>
          <table:table-cell table:style-name="ce57" office:value-type="float" office:value="1944" calcext:value-type="float">
            <text:p><text:s text:c="3"/>1,944</text:p>
          </table:table-cell>
          <table:table-cell table:style-name="ce57" office:value-type="float" office:value="3249" calcext:value-type="float">
            <text:p><text:s text:c="3"/>3,249</text:p>
          </table:table-cell>
          <table:table-cell table:style-name="ce57" office:value-type="float" office:value="2027" calcext:value-type="float">
            <text:p><text:s text:c="3"/>2,027</text:p>
          </table:table-cell>
          <table:table-cell table:style-name="ce57" office:value-type="float" office:value="1222" calcext:value-type="float">
            <text:p><text:s text:c="3"/>1,222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22" calcext:value-type="float">
            <text:p><text:s text:c="3"/>722</text:p>
          </table:table-cell>
          <table:table-cell table:style-name="ce57" office:value-type="float" office:value="102406" calcext:value-type="float">
            <text:p><text:s text:c="3"/>102,406</text:p>
          </table:table-cell>
          <table:table-cell table:style-name="ce57" office:value-type="float" office:value="94888" calcext:value-type="float">
            <text:p><text:s text:c="3"/>94,888</text:p>
          </table:table-cell>
          <table:table-cell table:style-name="ce57" office:value-type="float" office:value="94876" calcext:value-type="float">
            <text:p><text:s text:c="3"/>94,876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3226" calcext:value-type="float">
            <text:p><text:s text:c="3"/>3,226</text:p>
          </table:table-cell>
          <table:table-cell table:style-name="ce57" office:value-type="float" office:value="1627" calcext:value-type="float">
            <text:p><text:s text:c="3"/>1,627</text:p>
          </table:table-cell>
          <table:table-cell table:style-name="ce57" office:value-type="float" office:value="1599" calcext:value-type="float">
            <text:p><text:s text:c="3"/>1,599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54" calcext:value-type="float">
            <text:p><text:s text:c="3"/>154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57" office:value-type="float" office:value="3983" calcext:value-type="float">
            <text:p><text:s text:c="3"/>3,983</text:p>
          </table:table-cell>
          <table:table-cell table:style-name="ce57" office:value-type="float" office:value="2058" calcext:value-type="float">
            <text:p><text:s text:c="3"/>2,058</text:p>
          </table:table-cell>
          <table:table-cell table:style-name="ce57" office:value-type="float" office:value="1925" calcext:value-type="float">
            <text:p><text:s text:c="3"/>1,925</text:p>
          </table:table-cell>
          <table:table-cell table:style-name="ce57" office:value-type="float" office:value="3237" calcext:value-type="float">
            <text:p><text:s text:c="3"/>3,237</text:p>
          </table:table-cell>
          <table:table-cell table:style-name="ce57" office:value-type="float" office:value="2025" calcext:value-type="float">
            <text:p><text:s text:c="3"/>2,025</text:p>
          </table:table-cell>
          <table:table-cell table:style-name="ce57" office:value-type="float" office:value="1212" calcext:value-type="float">
            <text:p><text:s text:c="3"/>1,212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13" calcext:value-type="float">
            <text:p><text:s text:c="3"/>713</text:p>
          </table:table-cell>
          <table:table-cell table:style-name="ce57" office:value-type="float" office:value="1796" calcext:value-type="float">
            <text:p><text:s text:c="3"/>1,796</text:p>
          </table:table-cell>
          <table:table-cell table:number-columns-repeated="2" table:style-name="ce57" office:value-type="float" office:value="1765" calcext:value-type="float">
            <text:p><text:s text:c="3"/>1,765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1631" calcext:value-type="float">
            <text:p><text:s text:c="3"/>51,631</text:p>
          </table:table-cell>
          <table:table-cell table:style-name="ce58" office:value-type="float" office:value="50286" calcext:value-type="float">
            <text:p><text:s text:c="3"/>50,286</text:p>
          </table:table-cell>
          <table:table-cell table:style-name="ce58" office:value-type="float" office:value="50277" calcext:value-type="float">
            <text:p><text:s text:c="3"/>50,27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800" calcext:value-type="float">
            <text:p><text:s text:c="3"/>800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587" calcext:value-type="float">
            <text:p><text:s text:c="3"/>58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9871" calcext:value-type="float">
            <text:p><text:s text:c="3"/>49,871</text:p>
          </table:table-cell>
          <table:table-cell table:style-name="ce58" office:value-type="float" office:value="49862" calcext:value-type="float">
            <text:p><text:s text:c="3"/>49,862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58" calcext:value-type="float">
            <text:p><text:s text:c="3"/>258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866" calcext:value-type="float">
            <text:p><text:s text:c="3"/>86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90" calcext:value-type="float">
            <text:p><text:s text:c="3"/>790</text:p>
          </table:table-cell>
          <table:table-cell table:style-name="ce58" office:value-type="float" office:value="286" calcext:value-type="float">
            <text:p><text:s text:c="3"/>28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580" calcext:value-type="float">
            <text:p><text:s text:c="3"/>580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428" calcext:value-type="float">
            <text:p><text:s text:c="3"/>428</text:p>
          </table:table-cell>
          <table:table-cell table:number-columns-repeated="2" table:style-name="ce58" office:value-type="float" office:value="415" calcext:value-type="float">
            <text:p><text:s text:c="3"/>415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2571" calcext:value-type="float">
            <text:p><text:s text:c="3"/>52,571</text:p>
          </table:table-cell>
          <table:table-cell table:style-name="ce58" office:value-type="float" office:value="46367" calcext:value-type="float">
            <text:p><text:s text:c="3"/>46,367</text:p>
          </table:table-cell>
          <table:table-cell table:style-name="ce58" office:value-type="float" office:value="46364" calcext:value-type="float">
            <text:p><text:s text:c="3"/>46,36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8" calcext:value-type="float">
            <text:p><text:s text:c="3"/>2,898</text:p>
          </table:table-cell>
          <table:table-cell table:style-name="ce58" office:value-type="float" office:value="1557" calcext:value-type="float">
            <text:p><text:s text:c="3"/>1,557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1984" calcext:value-type="float">
            <text:p><text:s text:c="3"/>1,98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2960" calcext:value-type="float">
            <text:p><text:s text:c="3"/>2,960</text:p>
          </table:table-cell>
          <table:table-cell table:style-name="ce58" office:value-type="float" office:value="1976" calcext:value-type="float">
            <text:p><text:s text:c="3"/>1,976</text:p>
          </table:table-cell>
          <table:table-cell table:style-name="ce58" office:value-type="float" office:value="984" calcext:value-type="float">
            <text:p><text:s text:c="3"/>984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51203" calcext:value-type="float">
            <text:p><text:s text:c="3"/>51,203</text:p>
          </table:table-cell>
          <table:table-cell table:style-name="ce58" office:value-type="float" office:value="45017" calcext:value-type="float">
            <text:p><text:s text:c="3"/>45,017</text:p>
          </table:table-cell>
          <table:table-cell table:style-name="ce58" office:value-type="float" office:value="45014" calcext:value-type="float">
            <text:p><text:s text:c="3"/>45,0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897" calcext:value-type="float">
            <text:p><text:s text:c="3"/>2,897</text:p>
          </table:table-cell>
          <table:table-cell table:style-name="ce58" office:value-type="float" office:value="1556" calcext:value-type="float">
            <text:p><text:s text:c="3"/>1,556</text:p>
          </table:table-cell>
          <table:table-cell table:style-name="ce58" office:value-type="float" office:value="1341" calcext:value-type="float">
            <text:p><text:s text:c="3"/>1,341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3117" calcext:value-type="float">
            <text:p><text:s text:c="3"/>3,117</text:p>
          </table:table-cell>
          <table:table-cell table:style-name="ce58" office:value-type="float" office:value="1982" calcext:value-type="float">
            <text:p><text:s text:c="3"/>1,982</text:p>
          </table:table-cell>
          <table:table-cell table:style-name="ce58" office:value-type="float" office:value="1135" calcext:value-type="float">
            <text:p><text:s text:c="3"/>1,135</text:p>
          </table:table-cell>
          <table:table-cell table:style-name="ce58" office:value-type="float" office:value="2951" calcext:value-type="float">
            <text:p><text:s text:c="3"/>2,951</text:p>
          </table:table-cell>
          <table:table-cell table:style-name="ce58" office:value-type="float" office:value="1974" calcext:value-type="float">
            <text:p><text:s text:c="3"/>1,974</text:p>
          </table:table-cell>
          <table:table-cell table:style-name="ce58" office:value-type="float" office:value="977" calcext:value-type="float">
            <text:p><text:s text:c="3"/>977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1368" calcext:value-type="float">
            <text:p><text:s text:c="3"/>1,368</text:p>
          </table:table-cell>
          <table:table-cell table:number-columns-repeated="2" table:style-name="ce58" office:value-type="float" office:value="1350" calcext:value-type="float">
            <text:p><text:s text:c="3"/>1,35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number-columns-repeated="2" table:style-name="ce59" office:value-type="float" office:value="8378" calcext:value-type="float">
            <text:p><text:s text:c="3"/>8,3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number-columns-repeated="2" table:style-name="ce59" office:value-type="float" office:value="8227" calcext:value-type="float">
            <text:p><text:s text:c="3"/>8,22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1" calcext:value-type="float">
            <text:p><text:s text:c="3"/>15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number-columns-repeated="2" table:style-name="ce60" office:value-type="float" office:value="4366" calcext:value-type="float">
            <text:p><text:s text:c="3"/>4,36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4324" calcext:value-type="float">
            <text:p><text:s text:c="3"/>4,32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number-columns-repeated="2" table:style-name="ce60" office:value-type="float" office:value="4012" calcext:value-type="float">
            <text:p><text:s text:c="3"/>4,0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3903" calcext:value-type="float">
            <text:p><text:s text:c="3"/>3,9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9" calcext:value-type="float">
            <text:p><text:s text:c="3"/>1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32" calcext:value-type="float">
            <text:p><text:s text:c="3"/>8,132</text:p>
          </table:table-cell>
          <table:table-cell table:style-name="ce59" office:value-type="float" office:value="7609" calcext:value-type="float">
            <text:p><text:s text:c="3"/>7,609</text:p>
          </table:table-cell>
          <table:table-cell table:style-name="ce59" office:value-type="float" office:value="7608" calcext:value-type="float">
            <text:p><text:s text:c="3"/>7,60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7992" calcext:value-type="float">
            <text:p><text:s text:c="3"/>7,992</text:p>
          </table:table-cell>
          <table:table-cell table:style-name="ce59" office:value-type="float" office:value="7469" calcext:value-type="float">
            <text:p><text:s text:c="3"/>7,469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number-columns-repeated="3" table:style-name="ce59" office:value-type="float" office:value="140" calcext:value-type="float">
            <text:p><text:s text:c="3"/>140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6" calcext:value-type="float">
            <text:p><text:s text:c="3"/>4,026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929" calcext:value-type="float">
            <text:p><text:s text:c="3"/>3,92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6" calcext:value-type="float">
            <text:p><text:s text:c="3"/>4,106</text:p>
          </table:table-cell>
          <table:table-cell table:number-columns-repeated="2" table:style-name="ce60" office:value-type="float" office:value="3679" calcext:value-type="float">
            <text:p><text:s text:c="3"/>3,6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number-columns-repeated="2" table:style-name="ce60" office:value-type="float" office:value="3569" calcext:value-type="float">
            <text:p><text:s text:c="3"/>3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48" calcext:value-type="float">
            <text:p><text:s text:c="3"/>9,348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9152" calcext:value-type="float">
            <text:p><text:s text:c="3"/>9,152</text:p>
          </table:table-cell>
          <table:table-cell table:style-name="ce59" office:value-type="float" office:value="8527" calcext:value-type="float">
            <text:p><text:s text:c="3"/>8,527</text:p>
          </table:table-cell>
          <table:table-cell table:style-name="ce59" office:value-type="float" office:value="8526" calcext:value-type="float">
            <text:p><text:s text:c="3"/>8,52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number-columns-repeated="2" table:style-name="ce59" office:value-type="float" office:value="192" calcext:value-type="float">
            <text:p><text:s text:c="3"/>19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28" calcext:value-type="float">
            <text:p><text:s text:c="3"/>4,628</text:p>
          </table:table-cell>
          <table:table-cell table:style-name="ce60" office:value-type="float" office:value="4502" calcext:value-type="float">
            <text:p><text:s text:c="3"/>4,502</text:p>
          </table:table-cell>
          <table:table-cell table:style-name="ce60" office:value-type="float" office:value="4501" calcext:value-type="float">
            <text:p><text:s text:c="3"/>4,5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style-name="ce60" office:value-type="float" office:value="4450" calcext:value-type="float">
            <text:p><text:s text:c="3"/>4,450</text:p>
          </table:table-cell>
          <table:table-cell table:style-name="ce60" office:value-type="float" office:value="4449" calcext:value-type="float">
            <text:p><text:s text:c="3"/>4,4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9" calcext:value-type="float">
            <text:p><text:s text:c="3"/>8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number-columns-repeated="2" table:style-name="ce60" office:value-type="float" office:value="4217" calcext:value-type="float">
            <text:p><text:s text:c="3"/>4,2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576" calcext:value-type="float">
            <text:p><text:s text:c="3"/>4,576</text:p>
          </table:table-cell>
          <table:table-cell table:number-columns-repeated="2" table:style-name="ce60" office:value-type="float" office:value="4077" calcext:value-type="float">
            <text:p><text:s text:c="3"/>4,0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number-columns-repeated="2" table:style-name="ce60" office:value-type="float" office:value="140" calcext:value-type="float">
            <text:p><text:s text:c="3"/>14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